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58175AA16AFC9604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513cm, 1.571cm, 13.639cm, 1.8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999cm" svg:height="11.131cm" svg:x="0.503cm" svg:y="0.871cm">
          <draw:image xlink:href="Pictures/100000000000040000000258175AA16AFC960446.pn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gr2" draw:text-style-name="P1" draw:layer="layout" svg:width="16.599cm" svg:height="0.499cm" svg:x="1.8cm" svg:y="2cm">
          <draw:image xlink:href="Pictures/100000000000040000000258175AA16AFC96044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2T00:33:58.592424256</meta:creation-date>
    <dc:date>2017-01-02T00:55:39.212087513</dc:date>
    <meta:editing-duration>PT11M36S</meta:editing-duration>
    <meta:editing-cycles>2</meta:editing-cycles>
    <meta:generator>LibreOffice/5.1.4.2$Linux_X86_64 LibreOffice_project/10m0$Build-2</meta:generator>
    <meta:document-statistic meta:object-count="2"/>
  </office:meta>
</office:document-meta>
</file>